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166646BBDEE4A144CD4.png" manifest:media-type="image/png"/>
  <manifest:file-entry manifest:full-path="Pictures/100002010000028D000002E8B6249E2EA14CA01E.png" manifest:media-type="image/png"/>
  <manifest:file-entry manifest:full-path="Pictures/100002010000028D000002E82FFD25AC3B0CC5DF.png" manifest:media-type="image/png"/>
  <manifest:file-entry manifest:full-path="Pictures/100002010000028D000002E8232E107AA73147D8.png" manifest:media-type="image/png"/>
  <manifest:file-entry manifest:full-path="Pictures/100002010000028D000002E811C307DE60358E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7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1.5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3.3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5.2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26cm" svg:y="-0.333cm" svg:width="17cm" svg:height="9.804cm" draw:z-index="0"><draw:image xlink:href="Pictures/100002010000028D000002E8B6249E2EA14CA01E.png" xlink:type="simple" xlink:show="embed" xlink:actuate="onLoad"/></draw:frame></text:p>
      <text:p text:style-name="Standard"><draw:frame draw:style-name="fr2" draw:name="Image2" text:anchor-type="paragraph" svg:x="-0.026cm" svg:y="0.157cm" svg:width="17cm" svg:height="8.008cm" draw:z-index="1"><draw:image xlink:href="Pictures/100002010000028D000002E811C307DE60358E0E.png" xlink:type="simple" xlink:show="embed" xlink:actuate="onLoad"/></draw:frame><draw:frame draw:style-name="fr3" draw:name="Image3" text:anchor-type="paragraph" svg:x="-0.026cm" svg:y="8.481cm" svg:width="17cm" svg:height="6.209cm" draw:z-index="2"><draw:image xlink:href="Pictures/100002010000028D000002E82FFD25AC3B0CC5DF.png" xlink:type="simple" xlink:show="embed" xlink:actuate="onLoad"/></draw:frame></text:p>
      <text:p text:style-name="Standard"/>
      <text:p text:style-name="Standard"><draw:frame draw:style-name="fr4" draw:name="Image4" text:anchor-type="paragraph" svg:width="17cm" svg:height="4.394cm" draw:z-index="3"><draw:image xlink:href="Pictures/100002010000028D000002E8232E107AA73147D8.png" xlink:type="simple" xlink:show="embed" xlink:actuate="onLoad"/></draw:frame><text:soft-page-break/></text:p>
      <text:p text:style-name="Standard"><draw:frame draw:style-name="fr5" draw:name="Image5" text:anchor-type="paragraph" svg:x="0cm" svg:y="0.979cm" svg:width="17cm" svg:height="7.997cm" draw:z-index="4"><draw:image xlink:href="Pictures/10000000000002F900000166646BBDEE4A144C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49:14.038689160</meta:creation-date>
    <dc:date>2018-03-30T14:53:57.989191049</dc:date>
    <meta:editing-duration>PT4M44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